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2000042F00001952000057D967E2556F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textarea-horizontal-align="center" fo:wrap-option="no-wrap"/>
    </style:style>
    <style:style style:name="gr3" style:family="graphic" style:parent-style-name="Соединение">
      <style:graphic-properties draw:end-line-spacing-vertical="-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dash" draw:stroke-dash="Fine_20_Dashed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cm" fo:min-width="6.5cm"/>
    </style:style>
    <style:style style:name="gr8" style:family="graphic" style:parent-style-name="standard">
      <style:graphic-properties draw:stroke="none" svg:stroke-color="#000000" draw:fill="none" draw:fill-color="#ffffff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Номерки">
      <style:graphic-properties fo:min-width="0.002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objectwithoutfill">
      <style:graphic-properties draw:stroke="none" draw:fill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4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15" style:family="graphic" style:parent-style-name="Номерки">
      <style:graphic-properties fo:min-width="0cm"/>
    </style:style>
    <style:style style:name="gr16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17" style:family="graphic" style:parent-style-name="Номерки">
      <style:graphic-properties fo:min-height="0.257cm" fo:min-width="0.239cm"/>
    </style:style>
    <style:style style:name="gr18" style:family="graphic" style:parent-style-name="Номерки">
      <style:graphic-properties fo:min-height="0.288cm"/>
    </style:style>
    <style:style style:name="gr19" style:family="graphic" style:parent-style-name="standard">
      <style:graphic-properties draw:textarea-horizontal-align="justify" draw:textarea-vertical-align="bottom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21" style:family="graphic" style:parent-style-name="Номерки">
      <style:graphic-properties fo:min-height="0.185cm" fo:min-width="0.405cm"/>
    </style:style>
    <style:style style:name="gr22" style:family="graphic" style:parent-style-name="Номерки">
      <style:graphic-properties fo:min-height="0.28cm"/>
    </style:style>
    <style:style style:name="gr23" style:family="graphic" style:parent-style-name="Номерки">
      <style:graphic-properties fo:min-height="0.395cm"/>
    </style:style>
    <style:style style:name="gr24" style:family="graphic" style:parent-style-name="Номерки">
      <style:graphic-properties fo:min-height="0.107cm" fo:min-width="0.119cm"/>
    </style:style>
    <style:style style:name="gr25" style:family="graphic" style:parent-style-name="Соединение">
      <style:graphic-properties draw:start-line-spacing-vertical="0.5cm"/>
    </style:style>
    <style:style style:name="gr26" style:family="graphic" style:parent-style-name="Соединение">
      <style:graphic-properties draw:start-line-spacing-horizontal="0.5cm" draw:start-line-spacing-vertical="0cm"/>
    </style:style>
    <style:style style:name="gr27" style:family="graphic" style:parent-style-name="Соединение">
      <style:graphic-properties draw:start-line-spacing-horizontal="0.5cm" draw:start-line-spacing-vertical="0.5cm" draw:end-line-spacing-horizontal="0.4cm" draw:end-line-spacing-vertical="0.8cm"/>
    </style:style>
    <style:style style:name="gr28" style:family="graphic" style:parent-style-name="Соединение">
      <style:graphic-properties draw:marker-end="" draw:start-line-spacing-horizontal="0.3cm" draw:start-line-spacing-vertical="0.5cm"/>
    </style:style>
    <style:style style:name="gr29" style:family="graphic" style:parent-style-name="Соединение">
      <style:graphic-properties draw:marker-start="" draw:marker-end="" draw:start-line-spacing-vertical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621cm" fo:min-width="6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899cm" fo:min-width="6.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Droid Serif'" style:font-family-generic="roman" style:font-pitch="variable"/>
    </style:style>
    <style:style style:name="P2" style:family="paragraph">
      <style:paragraph-properties fo:text-align="center"/>
      <style:text-properties fo:font-family="'Droid Serif'" style:font-family-generic="roman" style:font-pitch="variable"/>
    </style:style>
    <style:style style:name="P3" style:family="paragraph">
      <style:paragraph-properties fo:text-align="center"/>
      <style:text-properties fo:font-family="'Droid Serif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Droid Serif'" style:font-family-generic="roman" style:font-pitch="variable" fo:hyphenate="false"/>
    </style:style>
    <style:style style:name="P5" style:family="paragraph">
      <style:text-properties fo:font-family="'Droid Serif'" style:font-family-generic="roman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'Droid Serif'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font-family="'Droid Serif'" style:font-family-generic="roman" style:font-pitch="variable"/>
    </style:style>
    <style:style style:name="P8" style:family="paragraph">
      <style:paragraph-properties fo:text-align="start"/>
      <style:text-properties fo:font-family="'Droid Serif'" style:font-family-generic="roman" style:font-pitch="variable" fo:hyphenate="true"/>
    </style:style>
    <style:style style:name="P9" style:family="paragraph">
      <style:text-properties fo:font-family="'Droid Serif'" style:font-family-generic="roman" style:font-pitch="variable" fo:hyphenate="true"/>
    </style:style>
    <style:style style:name="P10" style:family="paragraph">
      <style:paragraph-properties fo:text-align="start"/>
      <style:text-properties fo:font-family="'Droid Serif'" style:font-family-generic="roman" style:font-pitch="variable"/>
    </style:style>
    <style:style style:name="P11" style:family="paragraph">
      <style:paragraph-properties fo:text-align="start"/>
      <style:text-properties fo:hyphenate="true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2.205cm">
        <style:tab-stops>
          <style:tab-stop style:position="2.264cm"/>
        </style:tab-stops>
      </style:paragraph-properties>
    </style:style>
    <style:style style:name="P14" style:family="paragraph">
      <style:paragraph-properties fo:margin-left="0cm" fo:margin-right="0cm" fo:text-align="start" fo:text-indent="3.234cm">
        <style:tab-stops>
          <style:tab-stop style:position="2.26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text-properties fo:hyphenate="tru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style:font-size-asian="10pt" style:font-size-complex="10pt" fo:hyphenate="true"/>
    </style:style>
    <style:style style:name="P21" style:family="paragraph">
      <style:paragraph-properties fo:text-align="end"/>
      <style:text-properties fo:hyphenate="true"/>
    </style:style>
    <style:style style:name="T1" style:family="text">
      <style:text-properties fo:font-family="'Droid Serif'" style:font-family-generic="roman" style:font-pitch="variable"/>
    </style:style>
    <style:style style:name="T2" style:family="text">
      <style:text-properties fo:font-family="'Droid Serif'" style:font-family-generic="roman" style:font-pitch="variable" fo:font-size="10pt" style:font-size-asian="10pt" style:font-size-complex="10pt"/>
    </style:style>
    <style:style style:name="T3" style:family="text">
      <style:text-properties fo:font-family="'Droid Serif'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family="'Droid Serif'" style:font-family-generic="roman" style:font-pitch="variable"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family="'GOST type B'" style:font-pitch="variable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standard" draw:text-style-name="P1" xml:id="id4" draw:id="id4" draw:layer="layout" svg:width="2.25cm" svg:height="1.5cm" svg:x="8.963cm" svg:y="14.882cm">
          <text:p text:style-name="P1"><text:span text:style-name="T1">Вывести результат w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3" draw:layer="layout" svg:width="2.25cm" svg:height="1.5cm" svg:x="8.963cm" svg:y="12.932cm">
          <text:p text:style-name="P2"><text:span text:style-name="T2">Рассчи-тать формулу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5" xml:id="id1" draw:id="id1" draw:layer="layout" svg:width="2.25cm" svg:height="0.75cm" svg:x="9cm" svg:y="3.5cm">
          <text:p text:style-name="P4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6" xml:id="id3" draw:id="id3" draw:layer="layout" svg:width="2.25cm" svg:height="1.5cm" svg:x="8.963cm" svg:y="10.932cm">
          <text:p text:style-name="P2"><text:span text:style-name="T3">Были </text:span></text:p>
          <text:p text:style-name="P2"><text:span text:style-name="T3">ошибки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standard" draw:text-style-name="P1" xml:id="id5" draw:id="id5" draw:layer="layout" svg:width="2.25cm" svg:height="0.75cm" svg:x="8.963cm" svg:y="17.232cm">
          <text:p text:style-name="P1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1" xml:id="id6" draw:id="id6" draw:layer="layout" svg:width="2.25cm" svg:height="1.5cm" svg:x="12.213cm" svg:y="12.932cm">
          <text:p text:style-name="P1"><text:span text:style-name="T1">Ошибки: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.25cm" svg:x2="10.125cm" svg:y2="4.75cm" draw:start-shape="id1" draw:start-glue-point="6" svg:d="m10125 4250v500">
          <text:p/>
        </draw:connector>
        <draw:connector draw:style-name="Соединение" draw:layer="layout" svg:x1="10.125cm" svg:y1="6.162cm" svg:x2="10.125cm" svg:y2="6.75cm" svg:d="m10125 6162v588">
          <text:p/>
        </draw:connector>
        <draw:connector draw:style-name="Соединение" draw:layer="Слой4" svg:x1="10.093cm" svg:y1="10.263cm" svg:x2="10.088cm" svg:y2="10.932cm" draw:start-shape="id2" draw:start-glue-point="8" draw:end-shape="id3" draw:end-glue-point="4" svg:d="m10093 10263v335h-5v334">
          <text:p/>
        </draw:connector>
        <draw:connector draw:style-name="Соединение" draw:layer="Слой4" svg:x1="10.088cm" svg:y1="12.432cm" svg:x2="10.088cm" svg:y2="12.932cm" draw:start-shape="id3" draw:start-glue-point="6" svg:d="m10088 12432v500">
          <text:p/>
        </draw:connector>
        <draw:connector draw:style-name="Соединение" draw:layer="Слой4" svg:x1="10.088cm" svg:y1="14.432cm" svg:x2="10.088cm" svg:y2="14.932cm" svg:d="m10088 14432v500">
          <text:p/>
        </draw:connector>
        <draw:connector draw:style-name="Соединение" xml:id="id7" draw:id="id7" draw:layer="Слой4" svg:x1="10.088cm" svg:y1="16.294cm" svg:x2="10.088cm" svg:y2="17.232cm" draw:start-shape="id4" draw:start-glue-point="6" draw:end-shape="id5" draw:end-glue-point="4" svg:d="m10088 16294v938">
          <text:p/>
        </draw:connector>
        <draw:connector draw:style-name="Соединение" draw:layer="Слой4" svg:x1="11.213cm" svg:y1="11.682cm" svg:x2="13.338cm" svg:y2="12.932cm" draw:start-shape="id3" draw:start-glue-point="7" draw:end-shape="id6" draw:end-glue-point="4" svg:d="m11213 11682h2125v1250">
          <text:p/>
        </draw:connector>
        <draw:connector draw:style-name="gr3" draw:layer="Слой4" svg:x1="13.338cm" svg:y1="14.344cm" svg:x2="10.088cm" svg:y2="16.763cm" draw:start-shape="id6" draw:start-glue-point="6" draw:end-shape="id7" draw:end-glue-point="0" svg:d="m13338 14344v2419h-3250">
          <text:p/>
        </draw:connector>
        <draw:frame draw:style-name="Номерки" draw:text-style-name="P1" draw:layer="layout" svg:width="0.209cm" svg:height="0.433cm" svg:x="9.426cm" svg:y="3.259cm">
          <draw:text-box>
            <text:p text:style-name="P1"><text:span text:style-name="T1">1</text:span></text:p>
          </draw:text-box>
        </draw:frame>
        <draw:frame draw:style-name="Номерки" draw:text-style-name="P1" draw:layer="layout" svg:width="0.209cm" svg:height="0.433cm" svg:x="9.39cm" svg:y="11.086cm">
          <draw:text-box>
            <text:p text:style-name="P1"><text:span text:style-name="T1">5</text:span></text:p>
          </draw:text-box>
        </draw:frame>
        <draw:frame draw:style-name="Номерки" draw:text-style-name="P1" draw:layer="layout" svg:width="0.209cm" svg:height="0.433cm" svg:x="9.277cm" svg:y="12.691cm">
          <draw:text-box>
            <text:p text:style-name="P1"><text:span text:style-name="T1">6</text:span></text:p>
          </draw:text-box>
        </draw:frame>
        <draw:frame draw:style-name="Номерки" draw:text-style-name="P1" draw:layer="layout" svg:width="0.209cm" svg:height="0.433cm" svg:x="9.276cm" svg:y="14.673cm">
          <draw:text-box>
            <text:p text:style-name="P1"><text:span text:style-name="T1">7</text:span></text:p>
          </draw:text-box>
        </draw:frame>
        <draw:frame draw:style-name="Номерки" draw:text-style-name="P1" draw:layer="layout" svg:width="0.209cm" svg:height="0.433cm" svg:x="9.391cm" svg:y="16.979cm">
          <draw:text-box>
            <text:p text:style-name="P1"><text:span text:style-name="T1">9</text:span></text:p>
          </draw:text-box>
        </draw:frame>
        <draw:frame draw:style-name="Номерки" draw:text-style-name="P1" draw:layer="layout" svg:width="0.209cm" svg:height="0.433cm" svg:x="12.556cm" svg:y="12.625cm">
          <draw:text-box>
            <text:p text:style-name="P1"><text:span text:style-name="T1">8</text:span></text:p>
          </draw:text-box>
        </draw:frame>
        <draw:frame draw:style-name="gr4" draw:text-style-name="P7" draw:layer="layout" svg:width="3.794cm" svg:height="1.15cm" svg:x="4cm" svg:y="15.122cm">
          <draw:text-box>
            <text:p text:style-name="P7"><text:span text:style-name="T1">Вывести значение переменной w</text:span></text:p>
          </draw:text-box>
        </draw:frame>
        <draw:polyline draw:style-name="gr5" xml:id="id8" draw:id="id8" draw:layer="layout" svg:width="0.599cm" svg:height="1.583cm" svg:x="7.344cm" svg:y="14.916cm" svg:viewBox="0 0 600 1584" draw:points="0,0 600,0 600,1584 0,1584">
          <text:p/>
        </draw:polyline>
        <draw:connector draw:style-name="gr6" draw:layer="layout" draw:type="line" svg:x1="7.944cm" svg:y1="15.708cm" svg:x2="8.963cm" svg:y2="15.682cm" draw:start-shape="id8" draw:start-glue-point="1" svg:d="m7944 15708 1019-26">
          <text:p/>
        </draw:connector>
        <draw:polyline draw:style-name="gr5" xml:id="id9" draw:id="id9" draw:layer="layout" svg:width="-0.599cm" svg:height="-3.083cm" svg:x="13.5cm" svg:y="5.211cm" svg:viewBox="0 0 -600 -3084" draw:points="0,0 600,0 600,3084 0,3084">
          <text:p/>
        </draw:polyline>
        <draw:connector draw:style-name="gr6" draw:layer="layout" draw:type="line" svg:x1="11.25cm" svg:y1="3.875cm" svg:x2="12.9cm" svg:y2="3.669cm" draw:start-shape="id1" draw:start-glue-point="7" draw:end-shape="id9" draw:end-glue-point="3" svg:d="m11250 3875 1650-206">
          <text:p/>
        </draw:connector>
        <draw:frame draw:style-name="gr7" draw:text-style-name="P8" draw:layer="layout" svg:width="7cm" svg:height="3.289cm" svg:x="13cm" svg:y="2.211cm">
          <draw:text-box>
            <text:p text:style-name="P8"><text:span text:style-name="T1">Алгоритм вычисления значения функции.</text:span></text:p>
            <text:p text:style-name="P8"><text:span text:style-name="T1">Используемые структуры данных:</text:span></text:p>
            <text:p text:style-name="P8"><text:span text:style-name="T1">x,y,z — параметры функции;</text:span></text:p>
            <text:p text:style-name="P8"><text:span text:style-name="T1">w — значение функции в точке(x,y,z);</text:span></text:p>
            <text:p text:style-name="P8"><text:span text:style-name="T1">errors — список ошибок ввода при вводе x,y,z.</text:span></text:p>
            <text:p text:style-name="P8"><text:span text:style-name="T1"/></text:p>
          </draw:text-box>
        </draw:frame>
        <draw:frame draw:style-name="gr8" draw:text-style-name="P1" draw:layer="layout" svg:width="0.5cm" svg:height="0.5cm" svg:x="10.196cm" svg:y="12.284cm">
          <draw:text-box>
            <text:p text:style-name="P1"><text:span text:style-name="T1">да</text:span></text:p>
          </draw:text-box>
        </draw:frame>
        <draw:frame draw:style-name="gr8" draw:text-style-name="P1" draw:layer="layout" svg:width="0.756cm" svg:height="0.5cm" svg:x="11.126cm" svg:y="11.182cm">
          <draw:text-box>
            <text:p text:style-name="P1"><text:span text:style-name="T1">нет</text:span></text:p>
          </draw:text-box>
        </draw:frame>
        <draw:custom-shape draw:style-name="gr9" draw:text-style-name="P2" xml:id="id12" draw:id="id12" draw:layer="layout" svg:width="2.25cm" svg:height="1.5cm" svg:x="9.045cm" svg:y="4.721cm">
          <text:p text:style-name="P9"><text:span text:style-name="T4">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0" draw:text-style-name="P1" draw:layer="layout" svg:width="0.209cm" svg:height="0.433cm" svg:x="9.606cm" svg:y="4.43cm">
          <draw:text-box>
            <text:p text:style-name="P1"><text:span text:style-name="T1">2</text:span></text:p>
          </draw:text-box>
        </draw:frame>
        <draw:custom-shape draw:style-name="gr9" draw:text-style-name="P2" xml:id="id11" draw:id="id11" draw:layer="layout" svg:width="2.25cm" svg:height="1.5cm" svg:x="9.044cm" svg:y="6.763cm">
          <text:p text:style-name="P9"><text:span text:style-name="T4">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xml:id="id2" draw:id="id2" draw:layer="layout" svg:width="2.25cm" svg:height="1.5cm" svg:x="8.968cm" svg:y="8.763cm">
          <text:p text:style-name="P9"><text:span text:style-name="T4">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Соединение" draw:layer="layout" svg:x1="10.139cm" svg:y1="8.263cm" svg:x2="10.139cm" svg:y2="8.851cm" svg:d="m10139 8263v588">
          <text:p/>
        </draw:connector>
        <draw:frame draw:style-name="gr4" draw:text-style-name="P7" draw:layer="layout" svg:width="3.794cm" svg:height="2.294cm" svg:x="3cm" svg:y="6.5cm">
          <draw:text-box>
            <text:p text:style-name="P7"><text:span text:style-name="T1">Информацию о возникших при вводе ошибках <text:s/>сохранить в переменной errors</text:span></text:p>
          </draw:text-box>
        </draw:frame>
        <draw:polyline draw:style-name="gr5" xml:id="id10" draw:id="id10" draw:layer="layout" svg:width="0.599cm" svg:height="1.999cm" svg:x="6.344cm" svg:y="6.5cm" svg:viewBox="0 0 600 2000" draw:points="0,0 600,0 600,2000 0,2000">
          <text:p/>
        </draw:polyline>
        <draw:connector draw:style-name="gr6" draw:layer="layout" draw:type="line" svg:x1="6.944cm" svg:y1="7.5cm" svg:x2="9.269cm" svg:y2="7.513cm" draw:start-shape="id10" draw:start-glue-point="1" draw:end-shape="id11" draw:end-glue-point="6" svg:d="m6944 7500 2325 13">
          <text:p/>
        </draw:connector>
        <draw:connector draw:style-name="gr6" draw:layer="layout" draw:type="line" svg:x1="6.944cm" svg:y1="7.5cm" svg:x2="9.27cm" svg:y2="5.471cm" draw:start-shape="id10" draw:start-glue-point="1" draw:end-shape="id12" draw:end-glue-point="6" svg:d="m6944 7500 2326-2029">
          <text:p/>
        </draw:connector>
        <draw:connector draw:style-name="gr6" draw:layer="layout" draw:type="line" svg:x1="6.944cm" svg:y1="7.5cm" svg:x2="9.193cm" svg:y2="9.513cm" draw:start-shape="id10" draw:start-glue-point="1" draw:end-shape="id2" draw:end-glue-point="6" svg:d="m6944 7500 2249 2013">
          <text:p/>
        </draw:connector>
        <draw:frame draw:style-name="gr4" draw:text-style-name="P7" draw:layer="layout" svg:width="5.294cm" svg:height="1.794cm" svg:x="2.5cm" svg:y="10.706cm">
          <draw:text-box>
            <text:p text:style-name="P7"><text:span text:style-name="T1">Если переменная errors не пуста, то ранее были ошибки ввода</text:span></text:p>
          </draw:text-box>
        </draw:frame>
        <draw:polyline draw:style-name="gr5" xml:id="id13" draw:id="id13" draw:layer="layout" svg:width="0.599cm" svg:height="1.583cm" svg:x="7.344cm" svg:y="10.5cm" svg:viewBox="0 0 600 1584" draw:points="0,0 600,0 600,1584 0,1584">
          <text:p/>
        </draw:polyline>
        <draw:connector draw:style-name="gr6" draw:layer="layout" draw:type="line" svg:x1="7.944cm" svg:y1="11.292cm" svg:x2="8.944cm" svg:y2="11.75cm" draw:start-shape="id13" draw:start-glue-point="1" svg:d="m7944 11292 1000 458">
          <text:p/>
        </draw:connector>
        <draw:polyline draw:style-name="gr11" xml:id="id14" draw:id="id14" draw:layer="layout" svg:width="-0.599cm" svg:height="-1.583cm" svg:x="16.5cm" svg:y="14cm" svg:viewBox="0 0 -600 -1584" draw:points="0,0 600,0 600,1584 0,1584">
          <text:p/>
        </draw:polyline>
        <draw:connector draw:style-name="gr6" draw:layer="layout" draw:type="line" svg:x1="15.9cm" svg:y1="13.208cm" svg:x2="14.463cm" svg:y2="13.682cm" draw:start-shape="id14" draw:start-glue-point="3" draw:end-shape="id6" draw:end-glue-point="7" svg:d="m15900 13208-1437 474">
          <text:p/>
        </draw:connector>
        <draw:frame draw:style-name="gr12" draw:text-style-name="P1" draw:layer="layout" svg:width="4cm" svg:height="1.479cm" svg:x="16cm" svg:y="12.521cm">
          <draw:text-box>
            <text:p text:style-name="P10"><text:span text:style-name="T1">Вывести список ошибок из переменной errors</text:span></text:p>
          </draw:text-box>
        </draw:frame>
        <draw:frame draw:style-name="Номерки" draw:text-style-name="P1" draw:layer="layout" svg:width="0.209cm" svg:height="0.433cm" svg:x="9.612cm" svg:y="6.442cm">
          <draw:text-box>
            <text:p text:style-name="P1"><text:span text:style-name="T1">3</text:span></text:p>
          </draw:text-box>
        </draw:frame>
        <draw:frame draw:style-name="Номерки" draw:text-style-name="P1" draw:layer="layout" svg:width="0.209cm" svg:height="0.433cm" svg:x="9.5cm" svg:y="8.456cm">
          <draw:text-box>
            <text:p text:style-name="P1"><text:span text:style-name="T1">4</text:span></text:p>
          </draw:text-box>
        </draw:frame>
      </draw:page>
      <draw:page draw:name="page2" draw:style-name="dp1" draw:master-page-name="Обычный">
        <draw:frame draw:style-name="gr13" draw:text-style-name="P11" draw:layer="layout" svg:width="6cm" svg:height="12.934cm" svg:x="3.646cm" svg:y="1.5cm">
          <draw:text-box>
            <text:p text:style-name="P11">Подпрограмма InputData - запрос и ввод необходимых для обработки данных.</text:p>
            <text:p text:style-name="P12"><text:span text:style-name="T5">procedure InputData(var N:integer; </text:span></text:p>
            <text:p text:style-name="P13"><text:span text:style-name="T5">var A:mass; var K: real; </text:span></text:p>
            <text:p text:style-name="P14"><text:span text:style-name="T5">var log:boolean);</text:span></text:p>
            <text:p text:style-name="P11">Используемые параметры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;</text:p>
            <text:p text:style-name="P11">log - булевская - показывает, были ли ошибки ввода (true - не было, false - были).</text:p>
            <text:p text:style-name="P11">Используемые локальные переменные:</text:p>
            <text:p text:style-name="P11">i - переменная-счётчик;</text:p>
            <text:p text:style-name="P11">ch - символ - ответ пользователя ('Y'/'N') на запрос программы.</text:p>
            <text:p text:style-name="P11"/>
            <text:p text:style-name="P11"/>
          </draw:text-box>
        </draw:frame>
        <draw:custom-shape draw:style-name="standard" draw:text-style-name="P16" xml:id="id18" draw:id="id18" draw:layer="layout" svg:width="2.25cm" svg:height="0.75cm" svg:x="5.5cm" svg:y="9.75cm">
          <text:p text:style-name="P15"><text:span text:style-name="T6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5.933cm" svg:y="9.451cm">
          <draw:text-box>
            <text:p>1</text:p>
          </draw:text-box>
        </draw:frame>
        <draw:custom-shape draw:style-name="standard" draw:text-style-name="P16" xml:id="id15" draw:id="id15" draw:layer="layout" svg:width="2.25cm" svg:height="1.5cm" svg:x="5.5cm" svg:y="13.5cm">
          <text:p text:style-name="P17"><text:span text:style-name="T6">Введите N.</text:span></text:p>
          <text:p text:style-name="P17"><text:span text:style-name="T7">N</text:span><text:span text:style-name="T8">∈ℕ</text:span><text:span text:style-name="T9">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8" xml:id="id16" draw:id="id16" draw:layer="layout" svg:width="2.25cm" svg:height="1.5cm" svg:x="5.5cm" svg:y="15.5cm">
          <text:p text:style-name="P18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9" xml:id="id20" draw:id="id20" draw:layer="layout" svg:width="2.25cm" svg:height="1.5cm" svg:x="5.5cm" svg:y="24cm">
          <text:p text:style-name="P18"><text:span text:style-name="T6">ch='N' or </text:span></text:p>
          <text:p text:style-name="P18"><text:span text:style-name="T6">N∈ℕ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214cm" svg:height="0.501cm" svg:x="5.818cm" svg:y="13.158cm">
          <draw:text-box>
            <text:p>3</text:p>
          </draw:text-box>
        </draw:frame>
        <draw:custom-shape draw:style-name="standard" draw:text-style-name="P16" xml:id="id22" draw:id="id22" draw:layer="layout" svg:width="2.25cm" svg:height="1.5cm" svg:x="5.5cm" svg:y="19.5cm">
          <text:p text:style-name="P17"><text:span text:style-name="T6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8" xml:id="id23" draw:id="id23" draw:layer="layout" svg:width="2.25cm" svg:height="1.5cm" svg:x="5.5cm" svg:y="21.5cm">
          <text:p text:style-name="P18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9" xml:id="id17" draw:id="id17" draw:layer="layout" svg:width="2.25cm" svg:height="1.5cm" svg:x="5.5cm" svg:y="17.5cm">
          <text:p text:style-name="P17"><text:span text:style-name="T6">N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5" draw:layer="layout" svg:width="0.214cm" svg:height="0.501cm" svg:x="5.76cm" svg:y="19.127cm">
          <draw:text-box>
            <text:p>6</text:p>
          </draw:text-box>
        </draw:frame>
        <draw:connector draw:style-name="Соединение" draw:layer="layout" svg:x1="6.625cm" svg:y1="14.912cm" svg:x2="6.625cm" svg:y2="15.5cm" draw:start-shape="id15" draw:start-glue-point="6" draw:end-shape="id16" draw:end-glue-point="5" svg:d="m6625 14912v588">
          <text:p/>
        </draw:connector>
        <draw:connector draw:style-name="Соединение" draw:layer="layout" svg:x1="6.625cm" svg:y1="17cm" svg:x2="6.625cm" svg:y2="17.5cm" draw:start-shape="id16" draw:start-glue-point="8" draw:end-shape="id17" draw:end-glue-point="4" svg:d="m6625 17000v500">
          <text:p/>
        </draw:connector>
        <draw:frame draw:style-name="gr8" draw:layer="layout" svg:width="0.5cm" svg:height="0.5cm" svg:x="7.75cm" svg:y="17.75cm">
          <draw:text-box>
            <text:p>да</text:p>
          </draw:text-box>
        </draw:frame>
        <draw:frame draw:style-name="gr8" draw:layer="layout" svg:width="0.5cm" svg:height="0.5cm" svg:x="6.625cm" svg:y="25.406cm">
          <draw:text-box>
            <text:p>да</text:p>
          </draw:text-box>
        </draw:frame>
        <draw:frame draw:style-name="gr8" draw:layer="layout" svg:width="0.756cm" svg:height="0.5cm" svg:x="4.744cm" svg:y="24.25cm">
          <draw:text-box>
            <text:p>нет</text:p>
          </draw:text-box>
        </draw:frame>
        <draw:frame draw:style-name="gr8" draw:layer="layout" svg:width="0.756cm" svg:height="0.5cm" svg:x="6.625cm" svg:y="18.828cm">
          <draw:text-box>
            <text:p>нет</text:p>
          </draw:text-box>
        </draw:frame>
        <draw:polyline draw:style-name="gr5" xml:id="id19" draw:id="id19" draw:layer="layout" svg:width="-0.599cm" svg:height="-7.999cm" svg:x="4.1cm" svg:y="9.5cm" svg:viewBox="0 0 -600 -8000" draw:points="0,0 600,0 600,8000 0,8000">
          <text:p/>
        </draw:polyline>
        <draw:connector draw:style-name="gr6" draw:layer="layout" svg:x1="5.5cm" svg:y1="10.125cm" svg:x2="3.5cm" svg:y2="5.5cm" draw:start-shape="id18" draw:start-glue-point="5" draw:end-shape="id19" draw:end-glue-point="3" svg:d="m5500 10125h-2515v-4625h515">
          <text:p/>
        </draw:connector>
        <draw:connector draw:style-name="Соединение" draw:layer="layout" svg:x1="5.5cm" svg:y1="24.75cm" svg:x2="6.625cm" svg:y2="13cm" draw:start-shape="id20" draw:start-glue-point="5" draw:end-shape="id21" draw:end-glue-point="0" svg:d="m5500 24750h-1000v-11750h2125">
          <text:p/>
        </draw:connector>
        <draw:connector draw:style-name="Соединение" draw:layer="layout" svg:x1="6.625cm" svg:y1="19cm" svg:x2="6.625cm" svg:y2="19.5cm" draw:start-shape="id17" draw:start-glue-point="6" draw:end-shape="id22" draw:end-glue-point="4" svg:d="m6625 19000v500">
          <text:p/>
        </draw:connector>
        <draw:connector draw:style-name="Соединение" draw:layer="layout" svg:x1="6.625cm" svg:y1="20.912cm" svg:x2="6.625cm" svg:y2="21.5cm" draw:start-shape="id22" draw:start-glue-point="6" draw:end-shape="id23" draw:end-glue-point="5" svg:d="m6625 20912v588">
          <text:p/>
        </draw:connector>
        <draw:connector draw:style-name="Соединение" xml:id="id24" draw:id="id24" draw:layer="layout" svg:x1="6.625cm" svg:y1="23cm" svg:x2="6.625cm" svg:y2="24cm" draw:start-shape="id23" draw:start-glue-point="8" draw:end-shape="id20" draw:end-glue-point="4" svg:d="m6625 23000v1000">
          <text:p/>
        </draw:connector>
        <draw:connector draw:style-name="Соединение" draw:layer="layout" draw:line-skew="0.534cm" svg:x1="7.75cm" svg:y1="18.25cm" svg:x2="6.625cm" svg:y2="23.5cm" draw:start-shape="id17" draw:start-glue-point="7" draw:end-shape="id24" draw:end-glue-point="0" svg:d="m7750 18250h750v5250h-1875">
          <text:p/>
        </draw:connector>
        <draw:custom-shape draw:style-name="standard" draw:text-style-name="P16" xml:id="id25" draw:id="id25" draw:layer="layout" svg:width="2.25cm" svg:height="1.5cm" svg:x="12.768cm" svg:y="6.5cm">
          <text:p text:style-name="P17"><text:span text:style-name="T6">Введите </text:span></text:p>
          <text:p text:style-name="P17"><text:span text:style-name="T6">A[%i%].</text:span></text:p>
          <text:p text:style-name="P17"><text:span text:style-name="T8">A[%i%]∈ℝ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8" xml:id="id26" draw:id="id26" draw:layer="layout" svg:width="2.25cm" svg:height="1.5cm" svg:x="12.786cm" svg:y="8.5cm">
          <text:p text:style-name="P17"><text:span text:style-name="T8">A[i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9" xml:id="id30" draw:id="id30" draw:layer="layout" svg:width="2.25cm" svg:height="1.5cm" svg:x="12.786cm" svg:y="17cm">
          <draw:glue-point draw:id="8" svg:x="2.466cm" svg:y="2.633cm"/>
          <text:p text:style-name="P18"><text:span text:style-name="T6">ch='N' or i&gt;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16" xml:id="id28" draw:id="id28" draw:layer="layout" svg:width="2.25cm" svg:height="1.5cm" svg:x="12.786cm" svg:y="12.5cm">
          <text:p text:style-name="P17"><text:span text:style-name="T6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8" xml:id="id29" draw:id="id29" draw:layer="layout" svg:width="2.25cm" svg:height="1.5cm" svg:x="12.786cm" svg:y="14.5cm">
          <text:p text:style-name="P18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0" xml:id="id27" draw:id="id27" draw:layer="layout" svg:width="2.25cm" svg:height="1.5cm" svg:x="12.786cm" svg:y="10.5cm">
          <text:p text:style-name="P17"><text:span text:style-name="T8">A[i]</text:span><text:span text:style-name="T6">∈ℝ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893cm" svg:y1="7.912cm" svg:x2="13.911cm" svg:y2="8.5cm" draw:start-shape="id25" draw:start-glue-point="6" draw:end-shape="id26" draw:end-glue-point="5" svg:d="m13893 7912v339h18v249">
          <text:p/>
        </draw:connector>
        <draw:connector draw:style-name="Соединение" draw:layer="layout" svg:x1="13.911cm" svg:y1="10cm" svg:x2="13.911cm" svg:y2="10.5cm" draw:start-shape="id26" draw:start-glue-point="8" draw:end-shape="id27" draw:end-glue-point="4" svg:d="m13911 10000v500">
          <text:p/>
        </draw:connector>
        <draw:connector draw:style-name="Соединение" draw:layer="layout" svg:x1="13.911cm" svg:y1="12cm" svg:x2="13.911cm" svg:y2="12.5cm" draw:start-shape="id27" draw:start-glue-point="6" draw:end-shape="id28" draw:end-glue-point="4" svg:d="m13911 12000v500">
          <text:p/>
        </draw:connector>
        <draw:connector draw:style-name="Соединение" draw:layer="layout" svg:x1="13.911cm" svg:y1="13.912cm" svg:x2="13.911cm" svg:y2="14.5cm" draw:start-shape="id28" draw:start-glue-point="6" draw:end-shape="id29" draw:end-glue-point="5" svg:d="m13911 13912v588">
          <text:p/>
        </draw:connector>
        <draw:connector draw:style-name="Соединение" xml:id="id36" draw:id="id36" draw:layer="layout" svg:x1="13.911cm" svg:y1="16cm" svg:x2="13.911cm" svg:y2="17cm" draw:start-shape="id29" draw:start-glue-point="8" draw:end-shape="id30" draw:end-glue-point="4" svg:d="m13911 16000v1000">
          <text:p/>
        </draw:connector>
        <draw:connector draw:style-name="Соединение" draw:layer="layout" svg:x1="15.036cm" svg:y1="11.25cm" svg:x2="16.696cm" svg:y2="12.5cm" draw:start-shape="id27" draw:start-glue-point="7" draw:end-shape="id31" draw:end-glue-point="0" svg:d="m15036 11250h1660v1250">
          <text:p/>
        </draw:connector>
        <draw:custom-shape draw:style-name="gr2" draw:text-style-name="P19" xml:id="id32" draw:id="id32" draw:layer="layout" svg:width="2.25cm" svg:height="1.5cm" svg:x="12.768cm" svg:y="2cm">
          <text:p text:style-name="P17"><text:span text:style-name="T6">ch&lt;&gt;'N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893cm" svg:y1="3.5cm" svg:x2="13.893cm" svg:y2="4cm" draw:start-shape="id32" draw:start-glue-point="6" draw:end-shape="id33" draw:end-glue-point="0" svg:d="m13893 3500v500">
          <text:p/>
        </draw:connector>
        <draw:connector draw:style-name="Соединение" draw:layer="layout" draw:line-skew="0.284cm" svg:x1="6.625cm" svg:y1="25.5cm" svg:x2="13.893cm" svg:y2="2cm" draw:start-shape="id20" draw:start-glue-point="6" draw:end-shape="id32" draw:end-glue-point="4" svg:d="m6625 25500v500h3875v-24500h3393v500">
          <text:p/>
        </draw:connector>
        <draw:custom-shape draw:style-name="gr1" draw:text-style-name="P19" xml:id="id34" draw:id="id34" draw:layer="layout" svg:width="2.25cm" svg:height="1.5cm" svg:x="5.5cm" svg:y="11cm">
          <text:p text:style-name="P18"><text:span text:style-name="T6">ch:='Y'</text:span></text:p>
          <draw:enhanced-geometry svg:viewBox="0 0 21600 21600" draw:type="rectangle" draw:enhanced-path="M 0 0 L 21600 0 21600 21600 0 21600 0 0 Z N"/>
        </draw:custom-shape>
        <draw:connector draw:style-name="Соединение" xml:id="id21" draw:id="id21" draw:layer="layout" svg:x1="6.625cm" svg:y1="12.5cm" svg:x2="6.625cm" svg:y2="13.5cm" draw:start-shape="id34" draw:start-glue-point="2" draw:end-shape="id15" draw:end-glue-point="4" svg:d="m6625 12500v1000">
          <text:p/>
        </draw:connector>
        <draw:connector draw:style-name="Соединение" draw:layer="layout" svg:x1="6.625cm" svg:y1="10.5cm" svg:x2="6.625cm" svg:y2="11cm" draw:start-shape="id18" draw:start-glue-point="6" draw:end-shape="id34" draw:end-glue-point="0" svg:d="m6625 10500v500">
          <text:p/>
        </draw:connector>
        <draw:connector draw:style-name="Соединение" draw:layer="layout" svg:x1="15.018cm" svg:y1="2.75cm" svg:x2="16.743cm" svg:y2="4.05cm" draw:start-shape="id32" draw:start-glue-point="7" draw:end-shape="id35" draw:end-glue-point="4" svg:d="m15018 2750h1725v1300">
          <text:p/>
        </draw:connector>
        <draw:frame draw:style-name="gr8" draw:layer="layout" svg:width="0.5cm" svg:height="0.5cm" svg:x="15.036cm" svg:y="10.75cm">
          <draw:text-box>
            <text:p>да</text:p>
          </draw:text-box>
        </draw:frame>
        <draw:frame draw:style-name="gr8" draw:layer="layout" svg:width="0.756cm" svg:height="0.5cm" svg:x="13.911cm" svg:y="11.832cm">
          <draw:text-box>
            <text:p>нет</text:p>
          </draw:text-box>
        </draw:frame>
        <draw:frame draw:style-name="Номерки" draw:layer="layout" svg:width="0.214cm" svg:height="0.501cm" svg:x="6.13cm" svg:y="15.16cm">
          <draw:text-box>
            <text:p>4</text:p>
          </draw:text-box>
        </draw:frame>
        <draw:frame draw:style-name="Номерки" draw:layer="layout" svg:width="0.214cm" svg:height="0.501cm" svg:x="5.97cm" svg:y="17.541cm">
          <draw:text-box>
            <text:p>5</text:p>
          </draw:text-box>
        </draw:frame>
        <draw:frame draw:style-name="Номерки" draw:layer="layout" svg:width="0.214cm" svg:height="0.501cm" svg:x="6.104cm" svg:y="21.151cm">
          <draw:text-box>
            <text:p>7</text:p>
          </draw:text-box>
        </draw:frame>
        <draw:frame draw:style-name="Номерки" draw:layer="layout" svg:width="0.214cm" svg:height="0.501cm" svg:x="5.955cm" svg:y="24.036cm">
          <draw:text-box>
            <text:p>8</text:p>
          </draw:text-box>
        </draw:frame>
        <draw:frame draw:style-name="Номерки" draw:layer="layout" svg:width="0.214cm" svg:height="0.501cm" svg:x="13.208cm" svg:y="2.068cm">
          <draw:text-box>
            <text:p>9</text:p>
          </draw:text-box>
        </draw:frame>
        <draw:frame draw:style-name="Номерки" draw:layer="layout" svg:width="0.425cm" svg:height="0.501cm" svg:x="13.291cm" svg:y="8.175cm">
          <draw:text-box>
            <text:p>12</text:p>
          </draw:text-box>
        </draw:frame>
        <draw:frame draw:style-name="gr17" draw:layer="layout" svg:width="0.425cm" svg:height="0.501cm" svg:x="12.898cm" svg:y="6.194cm">
          <draw:text-box>
            <text:p>11</text:p>
          </draw:text-box>
        </draw:frame>
        <draw:frame draw:style-name="Номерки" draw:layer="layout" svg:width="0.425cm" svg:height="0.501cm" svg:x="13.101cm" svg:y="10.56cm">
          <draw:text-box>
            <text:p>13</text:p>
          </draw:text-box>
        </draw:frame>
        <draw:frame draw:style-name="gr18" draw:layer="layout" svg:width="0.425cm" svg:height="0.501cm" svg:x="12.947cm" svg:y="12.106cm">
          <draw:text-box>
            <text:p>14</text:p>
          </draw:text-box>
        </draw:frame>
        <draw:frame draw:style-name="Номерки" draw:layer="layout" svg:width="0.425cm" svg:height="0.501cm" svg:x="13.272cm" svg:y="14.2cm">
          <draw:text-box>
            <text:p>15</text:p>
          </draw:text-box>
        </draw:frame>
        <draw:custom-shape draw:style-name="gr1" draw:text-style-name="P19" xml:id="id31" draw:id="id31" draw:layer="layout" svg:width="2.25cm" svg:height="1.5cm" svg:x="15.571cm" svg:y="12.5cm">
          <text:p text:style-name="P18"><text:span text:style-name="T6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1.5cm" svg:x1="16.696cm" svg:y1="14cm" svg:x2="13.911cm" svg:y2="16.5cm" draw:start-shape="id31" draw:start-glue-point="2" draw:end-shape="id36" draw:end-glue-point="0" svg:d="m16696 14000v2500h-2785v0">
          <text:p/>
        </draw:connector>
        <draw:custom-shape draw:style-name="gr1" draw:text-style-name="P19" xml:id="id33" draw:id="id33" draw:layer="layout" svg:width="2.25cm" svg:height="1.5cm" svg:x="12.768cm" svg:y="4cm">
          <text:p text:style-name="P18"><text:span text:style-name="T6">i=1</text:span></text:p>
          <draw:enhanced-geometry svg:viewBox="0 0 21600 21600" draw:type="rectangle" draw:enhanced-path="M 0 0 L 21600 0 21600 21600 0 21600 0 0 Z N"/>
        </draw:custom-shape>
        <draw:connector draw:style-name="Соединение" xml:id="id37" draw:id="id37" draw:layer="layout" svg:x1="13.893cm" svg:y1="5.5cm" svg:x2="13.893cm" svg:y2="6.5cm" draw:start-shape="id33" draw:start-glue-point="2" draw:end-shape="id25" draw:end-glue-point="4" svg:d="m13893 5500v1000">
          <text:p/>
        </draw:connector>
        <draw:connector draw:style-name="Соединение" draw:layer="layout" draw:line-skew="-0.571cm" svg:x1="12.786cm" svg:y1="17.75cm" svg:x2="13.893cm" svg:y2="6cm" draw:start-shape="id30" draw:start-glue-point="5" draw:end-shape="id37" draw:end-glue-point="0" svg:d="m12786 17750h-786v-11750h1893">
          <text:p/>
        </draw:connector>
        <draw:custom-shape draw:style-name="gr9" draw:text-style-name="P18" xml:id="id38" draw:id="id38" draw:layer="layout" svg:width="1cm" svg:height="1cm" svg:x="13.419cm" svg:y="19cm">
          <text:p text:style-name="P18">9</text:p>
          <text:p text:style-name="P18">18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svg:x1="13.911cm" svg:y1="18.5cm" svg:x2="13.919cm" svg:y2="19cm" draw:start-shape="id30" draw:start-glue-point="6" draw:end-shape="id38" draw:end-glue-point="0" svg:d="m13911 18500v251h8v249">
          <text:p/>
        </draw:connector>
        <draw:custom-shape draw:style-name="gr19" draw:text-style-name="P18" xml:id="id35" draw:id="id35" draw:layer="layout" svg:width="0.95cm" svg:height="0.95cm" svg:x="16.268cm" svg:y="4.05cm">
          <text:p text:style-name="P18"><text:span text:style-name="T10">9</text:span></text:p>
          <text:p text:style-name="P18">25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Номерки" draw:layer="layout" svg:width="0.214cm" svg:height="0.501cm" svg:x="5.787cm" svg:y="10.652cm">
          <draw:text-box>
            <text:p>2</text:p>
          </draw:text-box>
        </draw:frame>
        <draw:frame draw:style-name="Номерки" draw:layer="layout" svg:width="0.425cm" svg:height="0.501cm" svg:x="15.728cm" svg:y="12.184cm">
          <draw:text-box>
            <text:p>16</text:p>
          </draw:text-box>
        </draw:frame>
        <draw:frame draw:style-name="Номерки" draw:layer="layout" svg:width="0.425cm" svg:height="0.501cm" svg:x="13.169cm" svg:y="17.049cm">
          <draw:text-box>
            <text:p>17</text:p>
          </draw:text-box>
        </draw:frame>
        <draw:frame draw:style-name="Номерки" draw:layer="layout" svg:width="0.425cm" svg:height="0.501cm" svg:x="12.924cm" svg:y="3.685cm">
          <draw:text-box>
            <text:p>10</text:p>
          </draw:text-box>
        </draw:frame>
        <draw:line draw:style-name="standard" draw:layer="layout" svg:x1="16.504cm" svg:y1="4.423cm" svg:x2="17.004cm" svg:y2="4.423cm">
          <text:p/>
        </draw:line>
        <draw:line draw:style-name="standard" draw:layer="layout" svg:x1="13.686cm" svg:y1="19.399cm" svg:x2="14.186cm" svg:y2="19.399cm">
          <text:p/>
        </draw:line>
        <draw:frame draw:style-name="gr8" draw:layer="layout" svg:width="0.5cm" svg:height="0.5cm" svg:x="14.019cm" svg:y="3.367cm">
          <draw:text-box>
            <text:p>да</text:p>
          </draw:text-box>
        </draw:frame>
        <draw:frame draw:style-name="gr8" draw:layer="layout" svg:width="0.756cm" svg:height="0.5cm" svg:x="15.018cm" svg:y="2.25cm">
          <draw:text-box>
            <text:p>нет</text:p>
          </draw:text-box>
        </draw:frame>
        <draw:frame draw:style-name="gr8" draw:layer="layout" svg:width="0.5cm" svg:height="0.5cm" svg:x="13.919cm" svg:y="18.329cm">
          <draw:text-box>
            <text:p>да</text:p>
          </draw:text-box>
        </draw:frame>
        <draw:frame draw:style-name="gr8" draw:layer="layout" svg:width="0.756cm" svg:height="0.5cm" svg:x="12.161cm" svg:y="17.25cm">
          <draw:text-box>
            <text:p>нет</text:p>
          </draw:text-box>
        </draw:frame>
        <draw:polyline draw:style-name="gr5" xml:id="id39" draw:id="id39" draw:layer="layout" svg:width="-0.599cm" svg:height="-2.767cm" svg:x="17.1cm" svg:y="8.768cm" svg:viewBox="0 0 -600 -2768" draw:points="0,0 600,0 600,2768 0,2768">
          <text:p/>
        </draw:polyline>
        <draw:frame draw:style-name="gr20" draw:text-style-name="P12" draw:layer="layout" svg:width="3.363cm" svg:height="3.909cm" svg:x="16.637cm" svg:y="6.091cm">
          <draw:text-box>
            <text:p text:style-name="P12">Символы '%' означают вывод значения переменной, а не её имени; например, при i=4 будет выведено «A[4]»</text:p>
          </draw:text-box>
        </draw:frame>
        <draw:connector draw:style-name="gr6" draw:layer="layout" draw:type="line" svg:x1="15.018cm" svg:y1="7.25cm" svg:x2="16.5cm" svg:y2="7.384cm" draw:start-shape="id25" draw:start-glue-point="7" draw:end-shape="id39" draw:end-glue-point="3" svg:d="m15018 7250 1482 134">
          <text:p/>
        </draw:connector>
      </draw:page>
      <draw:page draw:name="page3" draw:style-name="dp1" draw:master-page-name="Обычный">
        <draw:g>
          <draw:custom-shape draw:style-name="gr1" draw:text-style-name="P19" xml:id="id49" draw:id="id49" draw:layer="layout" svg:width="2.25cm" svg:height="1.5cm" svg:x="3.264cm" svg:y="20.5cm">
            <text:p text:style-name="P18"><text:span text:style-name="T6">log:=true</text:span></text:p>
            <draw:enhanced-geometry svg:viewBox="0 0 21600 21600" draw:type="rectangle" draw:enhanced-path="M 0 0 L 21600 0 21600 21600 0 21600 0 0 Z N"/>
          </draw:custom-shape>
          <draw:custom-shape draw:style-name="standard" draw:text-style-name="P16" xml:id="id40" draw:id="id40" draw:layer="layout" svg:width="2.25cm" svg:height="1.5cm" svg:x="3.25cm" svg:y="5.5cm">
            <text:p text:style-name="P17"><text:span text:style-name="T6">Введите K.</text:span></text:p>
            <text:p text:style-name="P17"><text:span text:style-name="T8">K∈ℝ.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9" draw:text-style-name="P18" xml:id="id41" draw:id="id41" draw:layer="layout" svg:width="2.25cm" svg:height="1.5cm" svg:x="3.268cm" svg:y="7.5cm">
            <text:p text:style-name="P18">K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19" xml:id="id43" draw:id="id43" draw:layer="layout" svg:width="2.25cm" svg:height="1.5cm" svg:x="3.268cm" svg:y="16cm">
            <text:p text:style-name="P18"><text:span text:style-name="T6">ch='N' or </text:span></text:p>
            <text:p text:style-name="P18"><text:span text:style-name="T6">K∈ℝ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standard" draw:text-style-name="P16" xml:id="id44" draw:id="id44" draw:layer="layout" svg:width="2.25cm" svg:height="1.5cm" svg:x="3.268cm" svg:y="11.5cm">
            <text:p text:style-name="P17"><text:span text:style-name="T6">Ошибка! Повторить ввод ('Y'/'N')?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9" draw:text-style-name="P18" xml:id="id45" draw:id="id45" draw:layer="layout" svg:width="2.25cm" svg:height="1.5cm" svg:x="3.268cm" svg:y="13.5cm">
            <text:p text:style-name="P18">ch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9" xml:id="id42" draw:id="id42" draw:layer="layout" svg:width="2.25cm" svg:height="1.5cm" svg:x="3.268cm" svg:y="9.5cm">
            <text:p text:style-name="P17"><text:span text:style-name="T6">K∈ℝ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Соединение" draw:layer="layout" svg:x1="4.375cm" svg:y1="6.912cm" svg:x2="4.393cm" svg:y2="7.5cm" draw:start-shape="id40" draw:start-glue-point="6" draw:end-shape="id41" draw:end-glue-point="5" svg:d="m4375 6912v339h18v249">
            <text:p/>
          </draw:connector>
          <draw:connector draw:style-name="Соединение" draw:layer="layout" svg:x1="4.393cm" svg:y1="9cm" svg:x2="4.393cm" svg:y2="9.5cm" draw:start-shape="id41" draw:start-glue-point="8" draw:end-shape="id42" draw:end-glue-point="4" svg:d="m4393 9000v500">
            <text:p/>
          </draw:connector>
          <draw:connector draw:style-name="Соединение" draw:layer="layout" draw:line-skew="-0.552cm" svg:x1="3.268cm" svg:y1="16.75cm" svg:x2="4.393cm" svg:y2="4.988cm" draw:start-shape="id43" draw:start-glue-point="5" svg:d="m3268 16750h-768v-11762h1893">
            <text:p/>
          </draw:connector>
          <draw:connector draw:style-name="Соединение" draw:layer="layout" svg:x1="4.393cm" svg:y1="11cm" svg:x2="4.393cm" svg:y2="11.5cm" draw:start-shape="id42" draw:start-glue-point="6" draw:end-shape="id44" draw:end-glue-point="4" svg:d="m4393 11000v500">
            <text:p/>
          </draw:connector>
          <draw:connector draw:style-name="Соединение" draw:layer="layout" svg:x1="4.393cm" svg:y1="12.912cm" svg:x2="4.393cm" svg:y2="13.5cm" draw:start-shape="id44" draw:start-glue-point="6" draw:end-shape="id45" draw:end-glue-point="5" svg:d="m4393 12912v588">
            <text:p/>
          </draw:connector>
          <draw:connector draw:style-name="Соединение" xml:id="id46" draw:id="id46" draw:layer="layout" svg:x1="4.393cm" svg:y1="15cm" svg:x2="4.393cm" svg:y2="16cm" draw:start-shape="id45" draw:start-glue-point="8" draw:end-shape="id43" draw:end-glue-point="4" svg:d="m4393 15000v1000">
            <text:p/>
          </draw:connector>
          <draw:connector draw:style-name="Соединение" draw:layer="layout" draw:line-skew="0.439cm" svg:x1="5.518cm" svg:y1="10.25cm" svg:x2="4.393cm" svg:y2="15.5cm" draw:start-shape="id42" draw:start-glue-point="7" draw:end-shape="id46" draw:end-glue-point="0" svg:d="m5518 10250h655v5250h-1780">
            <text:p/>
          </draw:connector>
          <draw:custom-shape draw:style-name="gr2" draw:text-style-name="P19" xml:id="id47" draw:id="id47" draw:layer="layout" svg:width="2.25cm" svg:height="1.5cm" svg:x="3.25cm" svg:y="3cm">
            <text:p text:style-name="P17"><text:span text:style-name="T6">ch&lt;&gt;'N'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Соединение" draw:layer="layout" svg:x1="4.375cm" svg:y1="4.5cm" svg:x2="4.375cm" svg:y2="5.5cm" draw:start-shape="id47" draw:start-glue-point="6" draw:end-shape="id40" draw:end-glue-point="4" svg:d="m4375 4500v1000">
            <text:p/>
          </draw:connector>
          <draw:custom-shape draw:style-name="gr2" draw:text-style-name="P19" xml:id="id48" draw:id="id48" draw:layer="layout" svg:width="2.25cm" svg:height="1.5cm" svg:x="3.264cm" svg:y="18.5cm">
            <text:p text:style-name="P17"><text:span text:style-name="T6">ch&lt;&gt;'N'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Соединение" xml:id="id54" draw:id="id54" draw:layer="layout" svg:x1="4.393cm" svg:y1="17.5cm" svg:x2="4.389cm" svg:y2="18.5cm" draw:start-shape="id43" draw:start-glue-point="6" draw:end-shape="id48" svg:d="m4393 17500v501h-4v499">
            <text:p/>
          </draw:connector>
          <draw:custom-shape draw:style-name="gr1" draw:text-style-name="P19" xml:id="id51" draw:id="id51" draw:layer="layout" svg:width="2.25cm" svg:height="1.5cm" svg:x="6.264cm" svg:y="20.5cm">
            <text:p text:style-name="P18"><text:span text:style-name="T6">log:=false</text:span></text:p>
            <draw:enhanced-geometry svg:viewBox="0 0 21600 21600" draw:type="rectangle" draw:enhanced-path="M 0 0 L 21600 0 21600 21600 0 21600 0 0 Z N"/>
          </draw:custom-shape>
          <draw:custom-shape draw:style-name="standard" draw:text-style-name="P16" xml:id="id50" draw:id="id50" draw:layer="layout" svg:width="2.25cm" svg:height="0.75cm" svg:x="3.264cm" svg:y="23cm">
            <text:p text:style-name="P15"><text:span text:style-name="T6">Конец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Соединение" xml:id="id52" draw:id="id52" draw:layer="layout" svg:x1="4.389cm" svg:y1="22cm" svg:x2="4.389cm" svg:y2="23cm" draw:start-shape="id49" draw:start-glue-point="2" draw:end-shape="id50" svg:d="m4389 22000v1000">
            <text:p/>
          </draw:connector>
          <draw:connector draw:style-name="Соединение" draw:layer="layout" svg:x1="7.389cm" svg:y1="22cm" svg:x2="4.389cm" svg:y2="22.5cm" draw:start-shape="id51" draw:start-glue-point="2" draw:end-shape="id52" draw:end-glue-point="0" svg:d="m7389 22000v500h-3000">
            <text:p/>
          </draw:connector>
          <draw:connector draw:style-name="Соединение" draw:layer="layout" svg:x1="4.389cm" svg:y1="20cm" svg:x2="4.389cm" svg:y2="20.5cm" draw:start-shape="id48" draw:start-glue-point="6" draw:end-shape="id49" draw:end-glue-point="0" svg:d="m4389 20000v500">
            <text:p/>
          </draw:connector>
          <draw:connector draw:style-name="Соединение" draw:layer="layout" svg:x1="5.514cm" svg:y1="19.25cm" svg:x2="7.389cm" svg:y2="20.5cm" draw:start-shape="id48" draw:start-glue-point="7" draw:end-shape="id51" draw:end-glue-point="0" svg:d="m5514 19250h1875v1250">
            <text:p/>
          </draw:connector>
          <draw:connector draw:style-name="Соединение" draw:layer="layout" svg:x1="8.475cm" svg:y1="17.5cm" svg:x2="4.391cm" svg:y2="18.001cm" draw:start-shape="id53" draw:start-glue-point="6" draw:end-shape="id54" draw:end-glue-point="0" svg:d="m8475 17500v501h-4084">
            <text:p/>
          </draw:connector>
          <draw:frame draw:style-name="gr8" draw:layer="layout" svg:width="0.5cm" svg:height="0.5cm" svg:x="5.518cm" svg:y="9.742cm">
            <draw:text-box>
              <text:p>да</text:p>
            </draw:text-box>
          </draw:frame>
          <draw:frame draw:style-name="gr8" draw:layer="layout" svg:width="0.756cm" svg:height="0.5cm" svg:x="4.393cm" svg:y="10.82cm">
            <draw:text-box>
              <text:p>нет</text:p>
            </draw:text-box>
          </draw:frame>
          <draw:frame draw:style-name="gr21" draw:layer="layout" svg:width="0.425cm" svg:height="0.501cm" svg:x="3.591cm" svg:y="22.621cm">
            <draw:text-box>
              <text:p>28</text:p>
            </draw:text-box>
          </draw:frame>
          <draw:frame draw:style-name="Номерки" draw:layer="layout" svg:width="0.425cm" svg:height="0.501cm" svg:x="6.356cm" svg:y="20.16cm">
            <draw:text-box>
              <text:p>27</text:p>
            </draw:text-box>
          </draw:frame>
          <draw:frame draw:style-name="Номерки" draw:layer="layout" svg:width="0.425cm" svg:height="0.501cm" svg:x="3.622cm" svg:y="3.057cm">
            <draw:text-box>
              <text:p>18</text:p>
            </draw:text-box>
          </draw:frame>
          <draw:frame draw:style-name="Номерки" draw:layer="layout" svg:width="0.425cm" svg:height="0.501cm" svg:x="3.649cm" svg:y="9.562cm">
            <draw:text-box>
              <text:p>21</text:p>
            </draw:text-box>
          </draw:frame>
          <draw:frame draw:style-name="gr22" draw:layer="layout" svg:width="0.425cm" svg:height="0.501cm" svg:x="3.454cm" svg:y="11.11cm">
            <draw:text-box>
              <text:p>22</text:p>
            </draw:text-box>
          </draw:frame>
          <draw:frame draw:style-name="gr23" draw:layer="layout" svg:width="0.425cm" svg:height="0.501cm" svg:x="3.792cm" svg:y="13.129cm">
            <draw:text-box>
              <text:p>23</text:p>
            </draw:text-box>
          </draw:frame>
          <draw:frame draw:style-name="Номерки" draw:layer="layout" svg:width="0.425cm" svg:height="0.501cm" svg:x="3.655cm" svg:y="16.042cm">
            <draw:text-box>
              <text:p>24</text:p>
            </draw:text-box>
          </draw:frame>
          <draw:frame draw:style-name="Номерки" draw:layer="layout" svg:width="0.425cm" svg:height="0.501cm" svg:x="3.388cm" svg:y="5.158cm">
            <draw:text-box>
              <text:p>19</text:p>
            </draw:text-box>
          </draw:frame>
          <draw:frame draw:style-name="Номерки" draw:layer="layout" svg:width="0.425cm" svg:height="0.501cm" svg:x="3.608cm" svg:y="18.548cm">
            <draw:text-box>
              <text:p>25</text:p>
            </draw:text-box>
          </draw:frame>
          <draw:frame draw:style-name="Номерки" draw:layer="layout" svg:width="0.425cm" svg:height="0.501cm" svg:x="3.435cm" svg:y="20.179cm">
            <draw:text-box>
              <text:p>26</text:p>
            </draw:text-box>
          </draw:frame>
          <draw:connector draw:style-name="Соединение" draw:layer="layout" draw:line-skew="1.284cm" svg:x1="5.5cm" svg:y1="3.75cm" svg:x2="4.391cm" svg:y2="18.001cm" draw:start-shape="id47" draw:start-glue-point="7" draw:end-shape="id54" draw:end-glue-point="0" svg:d="m5500 3750h1500v14251h-2609">
            <text:p/>
          </draw:connector>
          <draw:custom-shape draw:style-name="gr9" draw:text-style-name="P18" xml:id="id55" draw:id="id55" draw:layer="layout" svg:width="0.95cm" svg:height="0.95cm" svg:x="3.897cm" svg:y="1.293cm">
            <text:p text:style-name="P18">8</text:p>
            <text:p text:style-name="P18">17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onnector draw:style-name="Соединение" draw:layer="layout" svg:x1="4.372cm" svg:y1="2.243cm" svg:x2="4.375cm" svg:y2="3cm" draw:start-shape="id55" draw:start-glue-point="6" draw:end-shape="id47" draw:end-glue-point="4" svg:d="m4372 2243v379h3v378">
            <text:p/>
          </draw:connector>
          <draw:custom-shape draw:style-name="gr9" draw:text-style-name="P18" xml:id="id53" draw:id="id53" draw:layer="layout" svg:width="0.95cm" svg:height="0.95cm" svg:x="8cm" svg:y="16.55cm">
            <text:p text:style-name="P18">8</text:p>
            <text:p text:style-name="P18">9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24" draw:layer="layout" svg:width="0.425cm" svg:height="0.501cm" svg:x="3.792cm" svg:y="7.157cm">
            <draw:text-box>
              <text:p>20</text:p>
            </draw:text-box>
          </draw:frame>
          <draw:line draw:style-name="Соединение" draw:layer="layout" svg:x1="8cm" svg:y1="18cm" svg:x2="7cm" svg:y2="18.001cm">
            <text:p/>
          </draw:line>
          <draw:line draw:style-name="Соединение" draw:layer="layout" svg:x1="7cm" svg:y1="17cm" svg:x2="7cm" svg:y2="18cm">
            <text:p/>
          </draw:line>
          <draw:line draw:style-name="standard" draw:layer="layout" svg:x1="4.143cm" svg:y1="1.67cm" svg:x2="4.643cm" svg:y2="1.67cm">
            <text:p/>
          </draw:line>
          <draw:line draw:style-name="standard" draw:layer="layout" svg:x1="8.247cm" svg:y1="16.921cm" svg:x2="8.747cm" svg:y2="16.921cm">
            <text:p/>
          </draw:line>
          <draw:frame draw:style-name="gr8" draw:layer="layout" svg:width="0.5cm" svg:height="0.5cm" svg:x="4.494cm" svg:y="19.872cm">
            <draw:text-box>
              <text:p>да</text:p>
            </draw:text-box>
          </draw:frame>
          <draw:frame draw:style-name="gr8" draw:layer="layout" svg:width="0.756cm" svg:height="0.5cm" svg:x="5.514cm" svg:y="18.75cm">
            <draw:text-box>
              <text:p>нет</text:p>
            </draw:text-box>
          </draw:frame>
          <draw:frame draw:style-name="gr8" draw:layer="layout" svg:width="0.5cm" svg:height="0.5cm" svg:x="4.384cm" svg:y="17.362cm">
            <draw:text-box>
              <text:p>да</text:p>
            </draw:text-box>
          </draw:frame>
          <draw:frame draw:style-name="gr8" draw:layer="layout" svg:width="0.756cm" svg:height="0.5cm" svg:x="2.512cm" svg:y="16.25cm">
            <draw:text-box>
              <text:p>нет</text:p>
            </draw:text-box>
          </draw:frame>
          <draw:frame draw:style-name="gr8" draw:layer="layout" svg:width="0.5cm" svg:height="0.5cm" svg:x="4.494cm" svg:y="4.396cm">
            <draw:text-box>
              <text:p>да</text:p>
            </draw:text-box>
          </draw:frame>
          <draw:frame draw:style-name="gr8" draw:layer="layout" svg:width="0.756cm" svg:height="0.5cm" svg:x="5.514cm" svg:y="3.274cm">
            <draw:text-box>
              <text:p>нет</text:p>
            </draw:text-box>
          </draw:frame>
        </draw:g>
      </draw:page>
      <draw:page draw:name="page4" draw:style-name="dp1" draw:master-page-name="Обычный">
        <draw:custom-shape draw:style-name="standard" draw:text-style-name="P16" xml:id="id59" draw:id="id59" draw:layer="layout" svg:width="2.25cm" svg:height="0.75cm" svg:x="9.016cm" svg:y="3.274cm">
          <text:p text:style-name="P15"><text:span text:style-name="T6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9.44cm" svg:y="2.999cm">
          <draw:text-box>
            <text:p>1</text:p>
          </draw:text-box>
        </draw:frame>
        <draw:custom-shape draw:style-name="standard" draw:text-style-name="P16" xml:id="id58" draw:id="id58" draw:layer="layout" svg:width="2.25cm" svg:height="1.5cm" svg:x="9.016cm" svg:y="4.524cm">
          <text:p text:style-name="P17"><text:span text:style-name="T6">Элементы массива А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28cm" svg:y="4.241cm">
          <draw:text-box>
            <text:p>2</text:p>
          </draw:text-box>
        </draw:frame>
        <draw:custom-shape draw:style-name="gr9" draw:text-style-name="P18" xml:id="id56" draw:id="id56" draw:layer="layout" svg:width="2.25cm" svg:height="1.5cm" svg:x="9.016cm" svg:y="6.525cm">
          <text:p text:style-name="P18">i=1;N;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Номерки" draw:layer="layout" svg:width="0.214cm" svg:height="0.501cm" svg:x="9.632cm" svg:y="6.245cm">
          <draw:text-box>
            <text:p>3</text:p>
          </draw:text-box>
        </draw:frame>
        <draw:custom-shape draw:style-name="standard" draw:text-style-name="P16" xml:id="id57" draw:id="id57" draw:layer="layout" svg:width="2.25cm" svg:height="1.5cm" svg:x="9.016cm" svg:y="8.524cm">
          <text:p text:style-name="P17"><text:span text:style-name="T6">A[i],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28cm" svg:y="8.241cm">
          <draw:text-box>
            <text:p>4</text:p>
          </draw:text-box>
        </draw:frame>
        <draw:connector draw:style-name="Соединение" draw:layer="layout" svg:x1="10.141cm" svg:y1="8.025cm" svg:x2="10.141cm" svg:y2="8.524cm" draw:start-shape="id56" draw:start-glue-point="6" draw:end-shape="id57" draw:end-glue-point="4" svg:d="m10141 8025v499">
          <text:p/>
        </draw:connector>
        <draw:connector draw:style-name="Соединение" draw:layer="layout" svg:x1="10.141cm" svg:y1="5.936cm" svg:x2="10.141cm" svg:y2="6.525cm" draw:start-shape="id58" draw:start-glue-point="6" draw:end-shape="id56" draw:end-glue-point="4" svg:d="m10141 5936v589">
          <text:p/>
        </draw:connector>
        <draw:connector draw:style-name="Соединение" draw:layer="layout" svg:x1="10.141cm" svg:y1="4.024cm" svg:x2="10.141cm" svg:y2="4.524cm" draw:start-shape="id59" draw:start-glue-point="6" draw:end-shape="id58" draw:end-glue-point="4" svg:d="m10141 4024v500">
          <text:p/>
        </draw:connector>
        <draw:connector draw:style-name="gr25" draw:layer="layout" svg:x1="10.141cm" svg:y1="9.936cm" svg:x2="9.016cm" svg:y2="7.275cm" draw:start-shape="id57" draw:start-glue-point="6" draw:end-shape="id56" draw:end-glue-point="5" svg:d="m10141 9936v605h-1641v-3266h516">
          <text:p/>
        </draw:connector>
        <draw:custom-shape draw:style-name="standard" draw:text-style-name="P16" xml:id="id60" draw:id="id60" draw:layer="layout" svg:width="2.25cm" svg:height="1.5cm" svg:x="9.016cm" svg:y="11.524cm">
          <text:p text:style-name="P17"><text:span text:style-name="T6">Сравниваются с %К%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28cm" svg:y="11.241cm">
          <draw:text-box>
            <text:p>5</text:p>
          </draw:text-box>
        </draw:frame>
        <draw:custom-shape draw:style-name="standard" draw:text-style-name="P16" xml:id="id61" draw:id="id61" draw:layer="layout" svg:width="2.25cm" svg:height="1.5cm" svg:x="9.016cm" svg:y="13.524cm">
          <text:p text:style-name="P17"><text:span text:style-name="T6">Продолжить</text:span></text:p>
          <text:p text:style-name="P17"><text:span text:style-name="T6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28cm" svg:y="13.241cm">
          <draw:text-box>
            <text:p>6</text:p>
          </draw:text-box>
        </draw:frame>
        <draw:custom-shape draw:style-name="gr9" draw:text-style-name="P18" xml:id="id62" draw:id="id62" draw:layer="layout" svg:width="2.25cm" svg:height="1.5cm" svg:x="9.016cm" svg:y="15.524cm">
          <text:p text:style-name="P18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9" xml:id="id63" draw:id="id63" draw:layer="layout" svg:width="2.25cm" svg:height="1.5cm" svg:x="9.016cm" svg:y="17.524cm">
          <text:p text:style-name="P18"><text:span text:style-name="T6">log:=</text:span></text:p>
          <text:p text:style-name="P18"><text:span text:style-name="T6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14cm" svg:height="0.501cm" svg:x="9.328cm" svg:y="17.249cm">
          <draw:text-box>
            <text:p>8</text:p>
          </draw:text-box>
        </draw:frame>
        <draw:custom-shape draw:style-name="standard" draw:text-style-name="P16" xml:id="id64" draw:id="id64" draw:layer="layout" svg:width="2.25cm" svg:height="0.75cm" svg:x="9.016cm" svg:y="19.75cm">
          <text:p text:style-name="P15"><text:span text:style-name="T6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9.441cm" svg:y="19.475cm">
          <draw:text-box>
            <text:p>9</text:p>
          </draw:text-box>
        </draw:frame>
        <draw:connector draw:style-name="gr26" draw:layer="layout" draw:line-skew="1.325cm" svg:x1="11.266cm" svg:y1="7.275cm" svg:x2="10.141cm" svg:y2="11.524cm" draw:start-shape="id56" draw:start-glue-point="7" draw:end-shape="id60" draw:end-glue-point="4" svg:d="m11266 7275h516v3725h-1641v524">
          <text:p/>
        </draw:connector>
        <draw:connector draw:style-name="Соединение" draw:layer="layout" svg:x1="10.141cm" svg:y1="12.936cm" svg:x2="10.141cm" svg:y2="13.524cm" draw:start-shape="id60" draw:start-glue-point="6" draw:end-shape="id61" draw:end-glue-point="4" svg:d="m10141 12936v588">
          <text:p/>
        </draw:connector>
        <draw:connector draw:style-name="Соединение" draw:layer="layout" svg:x1="10.141cm" svg:y1="14.936cm" svg:x2="10.141cm" svg:y2="15.524cm" draw:start-shape="id61" draw:start-glue-point="6" draw:end-shape="id62" draw:end-glue-point="5" svg:d="m10141 14936v588">
          <text:p/>
        </draw:connector>
        <draw:connector draw:style-name="Соединение" draw:layer="layout" svg:x1="10.141cm" svg:y1="17.024cm" svg:x2="10.141cm" svg:y2="17.524cm" draw:start-shape="id62" draw:start-glue-point="8" draw:end-shape="id63" draw:end-glue-point="0" svg:d="m10141 17024v500">
          <text:p/>
        </draw:connector>
        <draw:connector draw:style-name="Соединение" draw:layer="layout" svg:x1="10.141cm" svg:y1="19.024cm" svg:x2="10.141cm" svg:y2="19.75cm" draw:start-shape="id63" draw:start-glue-point="2" draw:end-shape="id64" draw:end-glue-point="4" svg:d="m10141 19024v726">
          <text:p/>
        </draw:connector>
        <draw:frame draw:style-name="Номерки" draw:layer="layout" svg:width="0.214cm" svg:height="0.501cm" svg:x="9.628cm" svg:y="15.195cm">
          <draw:text-box>
            <text:p>7</text:p>
          </draw:text-box>
        </draw:frame>
        <draw:polyline draw:style-name="gr5" xml:id="id65" draw:id="id65" draw:layer="layout" svg:width="-0.599cm" svg:height="-7.583cm" svg:x="13.5cm" svg:y="9cm" svg:viewBox="0 0 -600 -7584" draw:points="0,0 600,0 600,7584 0,7584">
          <text:p/>
        </draw:polyline>
        <draw:connector draw:style-name="gr6" draw:layer="layout" draw:type="line" svg:x1="11.266cm" svg:y1="3.649cm" svg:x2="12.9cm" svg:y2="5.208cm" draw:start-shape="id59" draw:start-glue-point="7" draw:end-shape="id65" draw:end-glue-point="3" svg:d="m11266 3649 1634 1559">
          <text:p/>
        </draw:connector>
        <draw:frame draw:style-name="gr13" draw:text-style-name="P11" draw:layer="layout" svg:width="7cm" svg:height="11.497cm" svg:x="13cm" svg:y="1.5cm">
          <draw:text-box>
            <text:p text:style-name="P11">Подпрограмма CheckData - организация проверки пользователем введенных значений.</text:p>
            <text:p text:style-name="P12"><text:span text:style-name="T5">procedure CheckData(const N:integer; </text:span></text:p>
            <text:p text:style-name="P12"><text:span text:style-name="T5"><text:tab/></text:span><text:span text:style-name="T5">const A:mass; K:real; var log:boolean);</text:span></text:p>
            <text:p text:style-name="P11">Передаваемые параметры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.</text:p>
            <text:p text:style-name="P11">log - булевская - показывает, не отказался ли пользователь от введённых данных (true - не отказался, false - отказался).</text:p>
            <text:p text:style-name="P11">Используемые локальные переменные:</text:p>
            <text:p text:style-name="P11">i - переменная-счётчик;</text:p>
            <text:p text:style-name="P11">ch - символ - ответ пользователя ('Y'/'N') на запрос программы.</text:p>
            <text:p text:style-name="P11"/>
            <text:p text:style-name="P11"/>
          </draw:text-box>
        </draw:frame>
        <draw:polyline draw:style-name="gr5" xml:id="id66" draw:id="id66" draw:layer="layout" svg:width="-0.599cm" svg:height="-1.676cm" svg:x="13.6cm" svg:y="12.677cm" svg:viewBox="0 0 -600 -1677" draw:points="0,0 600,0 600,1677 0,1677">
          <text:p/>
        </draw:polyline>
        <draw:frame draw:style-name="gr20" draw:text-style-name="P12" draw:layer="layout" svg:width="3.363cm" svg:height="1.677cm" svg:x="13.137cm" svg:y="11cm">
          <draw:text-box>
            <text:p text:style-name="P12">Символы '%' означают вывод значения переменной, а не её имени</text:p>
          </draw:text-box>
        </draw:frame>
        <draw:connector draw:style-name="gr6" draw:layer="layout" draw:type="line" svg:x1="11.266cm" svg:y1="12.274cm" svg:x2="13cm" svg:y2="11.838cm" draw:start-shape="id60" draw:start-glue-point="7" draw:end-shape="id66" draw:end-glue-point="3" svg:d="m11266 12274 1734-436">
          <text:p/>
        </draw:connector>
      </draw:page>
      <draw:page draw:name="page5" draw:style-name="dp1" draw:master-page-name="Обычный">
        <draw:custom-shape draw:style-name="standard" draw:text-style-name="P16" xml:id="id67" draw:id="id67" draw:layer="layout" svg:width="2.25cm" svg:height="0.75cm" svg:x="9cm" svg:y="5.009cm">
          <text:p text:style-name="P15"><text:span text:style-name="T6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9.424cm" svg:y="4.734cm">
          <draw:text-box>
            <text:p>1</text:p>
          </draw:text-box>
        </draw:frame>
        <draw:custom-shape draw:style-name="gr1" draw:text-style-name="P19" xml:id="id68" draw:id="id68" draw:layer="layout" svg:width="2.25cm" svg:height="1.5cm" svg:x="9cm" svg:y="6.259cm">
          <text:p text:style-name="P18"><text:span text:style-name="T6">eq:=0;ov:=0;und:=0;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14cm" svg:height="0.501cm" svg:x="9.312cm" svg:y="5.984cm">
          <draw:text-box>
            <text:p>2</text:p>
          </draw:text-box>
        </draw:frame>
        <draw:custom-shape draw:style-name="gr9" draw:text-style-name="P18" xml:id="id69" draw:id="id69" draw:layer="layout" svg:width="2.25cm" svg:height="1.5cm" svg:x="9cm" svg:y="8.259cm">
          <text:p text:style-name="P18">i=1;N;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9" xml:id="id70" draw:id="id70" draw:layer="layout" svg:width="2.25cm" svg:height="1.5cm" svg:x="9cm" svg:y="10.259cm">
          <text:p text:style-name="P18"><text:span text:style-name="T6">A[i]==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214cm" svg:height="0.501cm" svg:x="9.424cm" svg:y="10.337cm">
          <draw:text-box>
            <text:p>4</text:p>
          </draw:text-box>
        </draw:frame>
        <draw:custom-shape draw:style-name="gr2" draw:text-style-name="P19" xml:id="id72" draw:id="id72" draw:layer="layout" svg:width="2.25cm" svg:height="1.5cm" svg:x="11.5cm" svg:y="12.259cm">
          <text:p text:style-name="P18"><text:span text:style-name="T6">A[i]&lt;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214cm" svg:height="0.501cm" svg:x="11.924cm" svg:y="12.337cm">
          <draw:text-box>
            <text:p>6</text:p>
          </draw:text-box>
        </draw:frame>
        <draw:custom-shape draw:style-name="gr1" draw:text-style-name="P19" xml:id="id71" draw:id="id71" draw:layer="layout" svg:width="2.25cm" svg:height="1.5cm" svg:x="6.5cm" svg:y="12.259cm">
          <text:p text:style-name="P18"><text:span text:style-name="T6">eq:=eq+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14cm" svg:height="0.501cm" svg:x="6.812cm" svg:y="11.984cm">
          <draw:text-box>
            <text:p>5</text:p>
          </draw:text-box>
        </draw:frame>
        <draw:custom-shape draw:style-name="gr1" draw:text-style-name="P19" xml:id="id73" draw:id="id73" draw:layer="layout" svg:width="2.25cm" svg:height="1.5cm" svg:x="11.5cm" svg:y="14.485cm">
          <text:p text:style-name="P18"><text:span text:style-name="T6">und:=und+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14cm" svg:height="0.501cm" svg:x="11.812cm" svg:y="14.21cm">
          <draw:text-box>
            <text:p>7</text:p>
          </draw:text-box>
        </draw:frame>
        <draw:custom-shape draw:style-name="gr1" draw:text-style-name="P19" xml:id="id74" draw:id="id74" draw:layer="layout" svg:width="2.25cm" svg:height="1.5cm" svg:x="14.5cm" svg:y="14.485cm">
          <text:p text:style-name="P18"><text:span text:style-name="T6">ov:=ov+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14cm" svg:height="0.501cm" svg:x="14.812cm" svg:y="14.21cm">
          <draw:text-box>
            <text:p>8</text:p>
          </draw:text-box>
        </draw:frame>
        <draw:custom-shape draw:style-name="standard" draw:text-style-name="P16" xml:id="id76" draw:id="id76" draw:layer="layout" svg:width="2.25cm" svg:height="0.75cm" svg:x="14.5cm" svg:y="10.647cm">
          <text:p text:style-name="P15"><text:span text:style-name="T6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14.925cm" svg:y="10.372cm">
          <draw:text-box>
            <text:p>9</text:p>
          </draw:text-box>
        </draw:frame>
        <draw:connector draw:style-name="Соединение" draw:layer="layout" svg:x1="10.125cm" svg:y1="5.759cm" svg:x2="10.125cm" svg:y2="6.259cm" draw:start-shape="id67" draw:start-glue-point="6" draw:end-shape="id68" draw:end-glue-point="0" svg:d="m10125 5759v500">
          <text:p/>
        </draw:connector>
        <draw:connector draw:style-name="Соединение" draw:layer="layout" svg:x1="10.125cm" svg:y1="7.759cm" svg:x2="10.125cm" svg:y2="8.259cm" draw:start-shape="id68" draw:start-glue-point="2" draw:end-shape="id69" draw:end-glue-point="4" svg:d="m10125 7759v500">
          <text:p/>
        </draw:connector>
        <draw:connector draw:style-name="Соединение" draw:layer="layout" svg:x1="10.125cm" svg:y1="9.759cm" svg:x2="10.125cm" svg:y2="10.259cm" draw:start-shape="id69" draw:start-glue-point="6" draw:end-shape="id70" draw:end-glue-point="4" svg:d="m10125 9759v500">
          <text:p/>
        </draw:connector>
        <draw:connector draw:style-name="Соединение" draw:layer="layout" svg:x1="9cm" svg:y1="11.009cm" svg:x2="7.625cm" svg:y2="12.259cm" draw:start-shape="id70" draw:start-glue-point="5" draw:end-shape="id71" svg:d="m9000 11009h-1375v1250">
          <text:p/>
        </draw:connector>
        <draw:connector draw:style-name="Соединение" draw:layer="layout" svg:x1="11.25cm" svg:y1="11.009cm" svg:x2="12.625cm" svg:y2="12.259cm" draw:start-shape="id70" draw:start-glue-point="7" draw:end-shape="id72" svg:d="m11250 11009h1375v1250">
          <text:p/>
        </draw:connector>
        <draw:connector draw:style-name="Соединение" draw:layer="layout" svg:x1="12.625cm" svg:y1="13.759cm" svg:x2="12.625cm" svg:y2="14.485cm" draw:start-shape="id72" draw:start-glue-point="6" draw:end-shape="id73" draw:end-glue-point="0" svg:d="m12625 13759v726">
          <text:p/>
        </draw:connector>
        <draw:connector draw:style-name="Соединение" draw:layer="layout" svg:x1="13.75cm" svg:y1="13.009cm" svg:x2="15.625cm" svg:y2="14.485cm" draw:start-shape="id72" draw:start-glue-point="7" draw:end-shape="id74" draw:end-glue-point="0" svg:d="m13750 13009h1875v1476">
          <text:p/>
        </draw:connector>
        <draw:connector draw:style-name="gr27" xml:id="id75" draw:id="id75" draw:layer="layout" svg:x1="7.625cm" svg:y1="13.759cm" svg:x2="9cm" svg:y2="9.009cm" draw:start-shape="id71" draw:start-glue-point="2" draw:end-shape="id69" draw:end-glue-point="5" svg:d="m7625 13759v515h-1640v-5265h3015">
          <text:p/>
        </draw:connector>
        <draw:connector draw:style-name="gr28" draw:layer="layout" svg:x1="12.625cm" svg:y1="15.985cm" svg:x2="5.985cm" svg:y2="14.274cm" draw:start-shape="id73" draw:start-glue-point="2" draw:end-shape="id75" draw:end-glue-point="0" svg:d="m12625 15985v515h-6640v-2226">
          <text:p/>
        </draw:connector>
        <draw:connector draw:style-name="gr29" draw:layer="layout" svg:x1="15.625cm" svg:y1="15.985cm" svg:x2="5.985cm" svg:y2="14.274cm" draw:start-shape="id74" draw:start-glue-point="2" draw:end-shape="id75" draw:end-glue-point="0" svg:d="m15625 15985v515h-9640v-2226">
          <text:p/>
        </draw:connector>
        <draw:line draw:style-name="Соединение" draw:layer="layout" svg:x1="13.5cm" svg:y1="16.5cm" svg:x2="12.635cm" svg:y2="16.5cm">
          <text:p/>
        </draw:line>
        <draw:line draw:style-name="Соединение" draw:layer="layout" svg:x1="6.821cm" svg:y1="14.274cm" svg:x2="6.04cm" svg:y2="14.274cm">
          <text:p/>
        </draw:line>
        <draw:line draw:style-name="Соединение" draw:layer="layout" svg:x1="6cm" svg:y1="15cm" svg:x2="6cm" svg:y2="14.26cm">
          <text:p/>
        </draw:line>
        <draw:frame draw:style-name="Номерки" draw:layer="layout" svg:width="0.214cm" svg:height="0.501cm" svg:x="9.616cm" svg:y="7.979cm">
          <draw:text-box>
            <text:p>3</text:p>
          </draw:text-box>
        </draw:frame>
        <draw:connector draw:style-name="Соединение" draw:layer="layout" draw:line-skew="5.86cm" svg:x1="11.25cm" svg:y1="9.009cm" svg:x2="15.625cm" svg:y2="10.647cm" draw:start-shape="id69" draw:start-glue-point="7" draw:end-shape="id76" draw:end-glue-point="4" svg:d="m11250 9009h4375v1638">
          <text:p/>
        </draw:connector>
        <draw:polyline draw:style-name="gr5" xml:id="id77" draw:id="id77" draw:layer="layout" svg:width="-0.599cm" svg:height="-6.73cm" svg:x="13.1cm" svg:y="7.796cm" svg:viewBox="0 0 -600 -6731" draw:points="0,0 600,0 600,6731 0,6731">
          <text:p/>
        </draw:polyline>
        <draw:connector draw:style-name="gr6" draw:layer="layout" draw:type="line" svg:x1="11.25cm" svg:y1="5.384cm" svg:x2="12.5cm" svg:y2="4.43cm" draw:start-shape="id67" draw:start-glue-point="7" draw:end-shape="id77" draw:end-glue-point="3" svg:d="m11250 5384 1250-954">
          <text:p/>
        </draw:connector>
        <draw:frame draw:style-name="gr30" draw:text-style-name="P11" draw:layer="layout" svg:width="7cm" svg:height="10.06cm" svg:x="12.6cm" svg:y="1.149cm">
          <draw:text-box>
            <text:p text:style-name="P12">Подпрограмма Analyze - анализ элементов массива относительно заданного числа.</text:p>
            <text:p text:style-name="P12"><text:span text:style-name="T5">procedure Analyze(const N:integer; const A:mass; const K: real; var eq,und,ov:integer);</text:span></text:p>
            <text:p text:style-name="P11">Используемые параметры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.</text:p>
            <text:p text:style-name="P11">eq - количество элементов, равных К;</text:p>
            <text:p text:style-name="P11">ov - количество элементов, больших К;</text:p>
            <text:p text:style-name="P11">und - количество элементов, меньших К.</text:p>
            <text:p text:style-name="P11">Используемые локальные переменные:</text:p>
            <text:p text:style-name="P11">i - переменная-счётчик.</text:p>
            <text:p text:style-name="P11"/>
          </draw:text-box>
        </draw:frame>
        <draw:line draw:style-name="Соединение" draw:layer="layout" svg:x1="12.625cm" svg:y1="16.197cm" svg:x2="12.625cm" svg:y2="16.5cm">
          <text:p/>
        </draw:line>
      </draw:page>
      <draw:page draw:name="page6" draw:style-name="dp1" draw:master-page-name="Обычный">
        <draw:custom-shape draw:style-name="standard" draw:text-style-name="P16" xml:id="id78" draw:id="id78" draw:layer="layout" svg:width="2.25cm" svg:height="0.75cm" svg:x="9cm" svg:y="2.774cm">
          <text:p text:style-name="P15"><text:span text:style-name="T6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9.424cm" svg:y="2.499cm">
          <draw:text-box>
            <text:p>1</text:p>
          </draw:text-box>
        </draw:frame>
        <draw:custom-shape draw:style-name="standard" draw:text-style-name="P16" xml:id="id79" draw:id="id79" draw:layer="layout" svg:width="2.25cm" svg:height="1.5cm" svg:x="9cm" svg:y="4.024cm">
          <text:p text:style-name="P17"><text:span text:style-name="T6">%ov% элементов &gt; </text:span></text:p>
          <text:p text:style-name="P17"><text:span text:style-name="T6">%K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12cm" svg:y="3.741cm">
          <draw:text-box>
            <text:p>2</text:p>
          </draw:text-box>
        </draw:frame>
        <draw:connector draw:style-name="Соединение" draw:layer="layout" svg:x1="10.125cm" svg:y1="3.524cm" svg:x2="10.125cm" svg:y2="4.024cm" draw:start-shape="id78" draw:start-glue-point="6" draw:end-shape="id79" draw:end-glue-point="4" svg:d="m10125 3524v500">
          <text:p/>
        </draw:connector>
        <draw:custom-shape draw:style-name="standard" draw:text-style-name="P16" xml:id="id80" draw:id="id80" draw:layer="layout" svg:width="2.25cm" svg:height="1.5cm" svg:x="9cm" svg:y="6.024cm">
          <text:p text:style-name="P17"><text:span text:style-name="T6">%und% элементов &lt; </text:span></text:p>
          <text:p text:style-name="P17"><text:span text:style-name="T6">%K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12cm" svg:y="5.741cm">
          <draw:text-box>
            <text:p>3</text:p>
          </draw:text-box>
        </draw:frame>
        <draw:custom-shape draw:style-name="standard" draw:text-style-name="P16" xml:id="id81" draw:id="id81" draw:layer="layout" svg:width="2.25cm" svg:height="1.5cm" svg:x="9cm" svg:y="8.024cm">
          <text:p text:style-name="P17"><text:span text:style-name="T6">%eq% элементов = </text:span></text:p>
          <text:p text:style-name="P17"><text:span text:style-name="T6">%K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14cm" svg:height="0.501cm" svg:x="9.312cm" svg:y="7.741cm">
          <draw:text-box>
            <text:p>4</text:p>
          </draw:text-box>
        </draw:frame>
        <draw:custom-shape draw:style-name="standard" draw:text-style-name="P16" xml:id="id82" draw:id="id82" draw:layer="layout" svg:width="2.25cm" svg:height="0.75cm" svg:x="9cm" svg:y="10.25cm">
          <text:p text:style-name="P15"><text:span text:style-name="T6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214cm" svg:height="0.501cm" svg:x="9.425cm" svg:y="9.975cm">
          <draw:text-box>
            <text:p>5</text:p>
          </draw:text-box>
        </draw:frame>
        <draw:connector draw:style-name="Соединение" draw:layer="layout" svg:x1="10.125cm" svg:y1="5.436cm" svg:x2="10.125cm" svg:y2="6.024cm" draw:start-shape="id79" draw:start-glue-point="6" draw:end-shape="id80" draw:end-glue-point="4" svg:d="m10125 5436v588">
          <text:p/>
        </draw:connector>
        <draw:connector draw:style-name="Соединение" draw:layer="layout" svg:x1="10.125cm" svg:y1="7.436cm" svg:x2="10.125cm" svg:y2="8.024cm" draw:start-shape="id80" draw:start-glue-point="6" draw:end-shape="id81" draw:end-glue-point="4" svg:d="m10125 7436v588">
          <text:p/>
        </draw:connector>
        <draw:connector draw:style-name="Соединение" draw:layer="layout" svg:x1="10.125cm" svg:y1="9.436cm" svg:x2="10.125cm" svg:y2="10.25cm" draw:start-shape="id81" draw:start-glue-point="6" draw:end-shape="id82" draw:end-glue-point="4" svg:d="m10125 9436v814">
          <text:p/>
        </draw:connector>
        <draw:polyline draw:style-name="gr5" xml:id="id83" draw:id="id83" draw:layer="layout" svg:width="-0.599cm" svg:height="-4.35cm" svg:x="13cm" svg:y="5.351cm" svg:viewBox="0 0 -600 -4351" draw:points="0,0 600,0 600,4351 0,4351">
          <text:p/>
        </draw:polyline>
        <draw:connector draw:style-name="gr6" draw:layer="layout" draw:type="line" svg:x1="11.25cm" svg:y1="3.149cm" svg:x2="12.4cm" svg:y2="3.175cm" draw:start-shape="id78" draw:start-glue-point="7" draw:end-shape="id83" draw:end-glue-point="3" svg:d="m11250 3149 1150 26">
          <text:p/>
        </draw:connector>
        <draw:frame draw:style-name="gr31" draw:text-style-name="P11" draw:layer="layout" svg:width="7cm" svg:height="7.186cm" svg:x="12.5cm" svg:y="1.084cm">
          <draw:text-box>
            <text:p text:style-name="P12">Подпрограмма PrintData - вывод результатов работы программы анализа массива относительно заданного числа.</text:p>
            <text:p text:style-name="P12"><text:span text:style-name="T5">procedure PrintData(const eq,und,ov:integer; const K:real);</text:span></text:p>
            <text:p text:style-name="P11">Используемые параметры:</text:p>
            <text:p text:style-name="P11">K - <text:s/>вещественное - число, с которым сравниваются элементы анализируемого массива.</text:p>
            <text:p text:style-name="P11">eq - количество элементов, равных К;</text:p>
            <text:p text:style-name="P11">ov - количество элементов, больших К;</text:p>
            <text:p text:style-name="P11">und - количество элементов, меньших К.</text:p>
            <text:p text:style-name="P11"/>
          </draw:text-box>
        </draw:frame>
        <draw:polyline draw:style-name="gr5" xml:id="id84" draw:id="id84" draw:layer="layout" svg:width="-0.599cm" svg:height="-1.676cm" svg:x="8cm" svg:y="5.5cm" svg:viewBox="0 0 -600 -1677" draw:points="600,0 0,0 0,1677 600,1677">
          <text:p/>
        </draw:polyline>
        <draw:frame draw:style-name="gr20" draw:text-style-name="P11" draw:layer="layout" svg:width="4cm" svg:height="1.677cm" svg:x="4cm" svg:y="3.823cm">
          <draw:text-box>
            <text:p text:style-name="P21">Символы '%' означает вывод значения переменной, а не её имени; аналогично и ниже.</text:p>
          </draw:text-box>
        </draw:frame>
        <draw:connector draw:style-name="gr6" draw:layer="layout" draw:type="line" svg:x1="9cm" svg:y1="4.774cm" svg:x2="8cm" svg:y2="4.661cm" draw:start-shape="id79" draw:end-shape="id84" draw:end-glue-point="1" svg:d="m9000 4774-1000-113">
          <text:p/>
        </draw:connector>
      </draw:page>
      <draw:page draw:name="page7" draw:style-name="dp1" draw:master-page-name="Обычный">
        <draw:frame draw:style-name="gr32" draw:text-style-name="P18" draw:layer="layout" svg:width="6.481cm" svg:height="22.488cm" svg:x="2.486cm" svg:y="1.278cm">
          <draw:image xlink:href="Pictures/2000042F00001952000057D967E2556F.svm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" draw:display-name="Arrowhead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Arrowhead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2-10T08:14:55</meta:creation-date>
    <dc:date>2011-09-20T18:26:49</dc:date>
    <meta:editing-duration>PT13H51M52S</meta:editing-duration>
    <meta:editing-cycles>96</meta:editing-cycles>
    <meta:generator>LibreOffice/3.4$Linux LibreOffice_project/340m1$Build-302</meta:generator>
    <meta:document-statistic meta:object-count="265"/>
  </office:meta>
</office:document-meta>
</file>